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gradient-step-count="64" draw:textarea-horizontal-align="justify" draw:textarea-vertical-align="bottom" draw:auto-grow-height="false" draw:shadow="visible" draw:shadow-offset-x="0.05cm" draw:shadow-offset-y="0.05cm" draw:shadow-opacity="40%"/>
    </style:style>
    <style:style style:name="gr2" style:family="graphic" style:parent-style-name="standard">
      <style:graphic-properties draw:textarea-horizontal-align="justify" draw:textarea-vertical-align="middle" draw:auto-grow-height="false" draw:shadow="visible" draw:shadow-offset-x="0.05cm" draw:shadow-offset-y="0.05cm" draw:shadow-opacity="40%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draw:shadow="visible" draw:shadow-offset-x="0.05cm" draw:shadow-offset-y="0.05cm" draw:shadow-opacity="40%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middle" fo:padding-top="0.7cm" fo:padding-left="0cm" fo:padding-right="0cm"/>
    </style:style>
    <style:style style:name="gr5" style:family="graphic" style:parent-style-name="objectwithoutfill">
      <style:graphic-properties draw:marker-end="Arrow" draw:marker-end-width="0.3cm" draw:fill="none" draw:textarea-vertical-align="top" fo:padding-bottom="0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left" draw:textarea-vertical-align="bottom" draw:fit-to-size="false"/>
    </style:style>
    <style:style style:name="gr8" style:family="graphic" style:parent-style-name="objectwithoutfill">
      <style:graphic-properties draw:marker-end="Arrow" draw:marker-end-width="0.3cm" draw:fill="none" draw:textarea-horizontal-align="right" draw:textarea-vertical-align="middle" fo:padding-left="-0.7cm" fo:padding-right="0cm"/>
    </style:style>
    <style:style style:name="gr9" style:family="graphic" style:parent-style-name="objectwithoutfill">
      <style:graphic-properties draw:marker-end="Arrow" draw:marker-end-width="0.3cm" draw:fill="none" draw:textarea-vertical-align="middle" fo:padding-right="0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cm" svg:height="6.2cm" svg:x="10.9cm" svg:y="11.4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cm" svg:height="1.7cm" svg:x="9.8cm" svg:y="4.4cm">
          <text:p text:style-name="P1">API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cm" svg:height="1.7cm" svg:x="11.4cm" svg:y="12cm">
          <text:p text:style-name="P1">Libra</text:p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8cm" svg:y1="6.1cm" svg:x2="13.4cm" svg:y2="12cm" draw:start-shape="id1" draw:start-glue-point="2" draw:end-shape="id2" svg:d="m11800 6100v2976h1600v2924" svg:viewBox="0 0 1601 5901">
          <text:p text:style-name="P1">Gearman</text:p>
        </draw:connector>
        <draw:custom-shape draw:style-name="gr3" draw:text-style-name="P1" xml:id="id3" draw:id="id3" draw:layer="layout" svg:width="4cm" svg:height="1.7cm" svg:x="2.6cm" svg:y="4.4cm">
          <text:p text:style-name="P1">Libra</text:p>
          <text:p text:style-name="P1">Pool M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4cm" svg:height="1.7cm" svg:x="9.8cm" svg:y="1.2cm">
          <text:p text:style-name="P1">Libra</text:p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cm" svg:height="1.7cm" svg:x="11.4cm" svg:y="14.4cm">
          <text:p text:style-name="P1">HA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6.6cm" svg:y1="5.25cm" svg:x2="9.8cm" svg:y2="5.25cm" draw:start-shape="id3" draw:start-glue-point="1" draw:end-shape="id1" draw:end-glue-point="3" svg:d="m6600 5250h552 2147 501" svg:viewBox="0 0 3201 1">
          <text:p text:style-name="P1">REST API</text:p>
        </draw:connector>
        <draw:connector draw:style-name="gr6" draw:text-style-name="P1" draw:layer="layout" draw:type="lines" svg:x1="13.4cm" svg:y1="13.7cm" svg:x2="13.4cm" svg:y2="14.4cm" draw:start-shape="id2" draw:start-glue-point="2" draw:end-shape="id4" draw:end-glue-point="0" svg:d="m13400 13700v552-353 501" svg:viewBox="0 0 1 701">
          <text:p/>
        </draw:connector>
        <draw:connector draw:style-name="gr7" draw:text-style-name="P1" draw:layer="layout" svg:x1="4.6cm" svg:y1="6.1cm" svg:x2="10.9cm" svg:y2="14.5cm" draw:start-shape="id3" draw:start-glue-point="2" draw:end-shape="id5" draw:end-glue-point="3" svg:d="m4600 6100v8400h6300" svg:viewBox="0 0 6301 8401">
          <text:p text:style-name="P1">Nova API</text:p>
        </draw:connector>
        <draw:connector draw:style-name="gr8" draw:text-style-name="P1" draw:layer="layout" svg:x1="11.8cm" svg:y1="2.9cm" svg:x2="11.8cm" svg:y2="4.4cm" draw:start-shape="id6" draw:start-glue-point="2" draw:end-shape="id1" draw:end-glue-point="0" svg:d="m11800 2900v1500" svg:viewBox="0 0 1 1501">
          <text:p text:style-name="P1">REST API</text:p>
        </draw:connector>
        <draw:custom-shape draw:style-name="gr2" draw:text-style-name="P1" xml:id="id7" draw:id="id7" draw:layer="layout" svg:width="4cm" svg:height="1.7cm" svg:x="15.5cm" svg:y="1.2cm">
          <text:p text:style-name="P1">Internet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7.5cm" svg:y1="2.9cm" svg:x2="15.4cm" svg:y2="15.25cm" draw:start-shape="id7" draw:start-glue-point="2" draw:end-shape="id4" draw:end-glue-point="1" svg:d="m17500 2900v12350h-2100" svg:viewBox="0 0 2101 12351">
          <text:p text:style-name="P1">HTTP/<text:line-break/>HTTPS/<text:line-break/>TCP</text:p>
        </draw:connector>
        <draw:custom-shape draw:style-name="gr1" draw:text-style-name="P1" draw:layer="layout" svg:width="5cm" svg:height="3.6cm" svg:x="13.9cm" svg:y="18.7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cm" svg:height="1.7cm" svg:x="14.4cm" svg:y="19.3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.6cm" svg:x="8cm" svg:y="18.7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4cm" svg:height="1.7cm" svg:x="8.5cm" svg:y="19.3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3.4cm" svg:y1="16.1cm" svg:x2="10.5cm" svg:y2="19.3cm" draw:start-shape="id4" draw:start-glue-point="2" draw:end-shape="id8" svg:d="m13400 16100v1626h-2900v1574" svg:viewBox="0 0 2901 3201">
          <text:p/>
        </draw:connector>
        <draw:connector draw:style-name="gr6" draw:text-style-name="P1" draw:layer="layout" svg:x1="13.4cm" svg:y1="16.1cm" svg:x2="16.4cm" svg:y2="19.3cm" draw:start-shape="id4" draw:start-glue-point="2" draw:end-shape="id9" svg:d="m13400 16100v1626h3000v1574" svg:viewBox="0 0 300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Hutchings</meta:initial-creator>
    <meta:creation-date>2012-10-29T09:47:44</meta:creation-date>
    <dc:date>2012-10-29T10:49:48</dc:date>
    <dc:creator>Andrew Hutchings</dc:creator>
    <meta:editing-duration>PT46M52S</meta:editing-duration>
    <meta:editing-cycles>2</meta:editing-cycles>
    <meta:generator>LibreOffice/3.6$Linux_X86_64 LibreOffice_project/360m1$Build-1</meta:generator>
    <meta:document-statistic meta:object-count="19"/>
  </office:meta>
</office:document-meta>
</file>